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806" officeooo:paragraph-rsid="000478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0:17:06.565381157</meta:creation-date>
    <dc:date>2022-03-20T03:25:57.426381372</dc:date>
    <meta:editing-duration>PT5M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2" meta:non-whitespace-character-count="2"/>
  </office:meta>
</office:document-meta>
</file>